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0C7000000243FB2C8DD18162223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fill="solid" draw:fill-color="#ffffff" draw:textarea-horizontal-align="justify" draw:textarea-vertical-align="middle" draw:auto-grow-height="false" fo:min-height="5.55cm" fo:min-width="7.7cm"/>
    </style:style>
    <style:style style:name="gr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3.49cm"/>
      <style:paragraph-properties style:writing-mode="lr-tb"/>
    </style:style>
    <style:style style:name="gr5" style:family="graphic" style:parent-style-name="Default_5f_5">
      <style:graphic-properties svg:stroke-width="0.03cm" svg:stroke-color="#000000" draw:marker-start-width="0.25cm" draw:marker-end-width="0.25cm" draw:fill="none" draw:textarea-vertical-align="middle" draw:auto-grow-height="false" fo:min-height="0.48cm" fo:min-width="0cm" fo:padding-top="0.14cm" fo:padding-bottom="0.14cm" fo:padding-left="0.265cm" fo:padding-right="0.265cm"/>
    </style:style>
    <style:style style:name="gr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5.488cm"/>
      <style:paragraph-properties style:writing-mode="lr-tb"/>
    </style:style>
    <style:style style:name="gr7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4.87cm"/>
      <style:paragraph-properties style:writing-mode="lr-tb"/>
    </style:style>
    <style:style style:name="gr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2.343cm"/>
      <style:paragraph-properties style:writing-mode="lr-tb"/>
    </style:style>
    <style:style style:name="gr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2.16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6.581cm"/>
      <style:paragraph-properties style:writing-mode="lr-tb"/>
    </style:style>
    <style:style style:name="gr12" style:family="graphic" style:parent-style-name="Default_5f_5">
      <style:graphic-properties draw:stroke="none" draw:fill="none" fo:min-height="0.886cm"/>
      <style:paragraph-properties style:writing-mode="lr-tb"/>
    </style:style>
    <style:style style:name="gr13" style:family="graphic" style:parent-style-name="Default_5f_5">
      <style:graphic-properties draw:stroke="none" draw:fill="none" fo:min-height="1.475cm"/>
      <style:paragraph-properties style:writing-mode="lr-tb"/>
    </style:style>
    <style:style style:name="gr14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5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1.475cm" fo:min-width="11.61cm"/>
      <style:paragraph-properties style:writing-mode="lr-tb"/>
    </style:style>
    <style:style style:name="gr16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7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8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16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1cm" fo:min-width="0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Default_5f_3_5f_1">
      <style:graphic-properties draw:fill="solid" draw:fill-color="#ffd7d7" draw:textarea-horizontal-align="justify" draw:textarea-vertical-align="middle" draw:auto-grow-height="false" fo:min-height="0.812cm" fo:min-width="2.724cm"/>
    </style:style>
    <style:style style:name="gr23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.626cm" fo:min-width="3.253cm"/>
      <style:paragraph-properties style:writing-mode="lr-tb"/>
    </style:style>
    <style:style style:name="gr24" style:family="graphic" style:parent-style-name="Default_5f_3_5f_1">
      <style:graphic-properties draw:stroke="none" draw:fill="none" draw:opacity="100%" fo:min-height="0.581cm"/>
      <style:paragraph-properties style:writing-mode="lr-tb"/>
    </style:style>
    <style:style style:name="gr25" style:family="graphic" style:parent-style-name="standard">
      <style:graphic-properties draw:fill="solid" draw:fill-color="#b2b2b2" draw:opacity="100%" draw:textarea-horizontal-align="justify" draw:textarea-vertical-align="middle" draw:auto-grow-height="false" fo:min-height="2.775cm" fo:min-width="3.319cm"/>
    </style:style>
    <style:style style:name="gr26" style:family="graphic" style:parent-style-name="objectwithoutfill">
      <style:graphic-properties draw:fill="none" draw:opacity="100%" draw:textarea-vertical-align="middle"/>
    </style:style>
    <style:style style:name="gr27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515cm" fo:min-width="1.6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02cm"/>
      <style:paragraph-properties style:writing-mode="lr-tb"/>
    </style:style>
    <style:style style:name="gr29" style:family="graphic" style:parent-style-name="Default_5f_3_5f_1">
      <style:graphic-properties draw:fill="solid" draw:fill-color="#ffffa6" draw:textarea-horizontal-align="justify" draw:textarea-vertical-align="middle" draw:auto-grow-height="false" fo:min-height="0.812cm" fo:min-width="2.724cm"/>
    </style:style>
    <style:style style:name="gr30" style:family="graphic" style:parent-style-name="Default_5f_3_5f_1">
      <style:graphic-properties draw:fill="solid" draw:fill-color="#ffb66c" draw:textarea-horizontal-align="justify" draw:textarea-vertical-align="middle" draw:auto-grow-height="false" fo:min-height="0.812cm" fo:min-width="2.724cm"/>
    </style:style>
    <style:style style:name="gr31" style:family="graphic" style:parent-style-name="Default_5f_3_5f_1">
      <style:graphic-properties draw:fill="solid" draw:fill-color="#729fcf" draw:textarea-horizontal-align="justify" draw:textarea-vertical-align="middle" draw:auto-grow-height="false" fo:min-height="0.812cm" fo:min-width="2.724cm"/>
    </style:style>
    <style:style style:name="gr32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6.4cm" draw:shadow-opacity="100%"/>
    </style:style>
    <style:style style:name="gr33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8.6cm" draw:shadow-opacity="100%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11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81cm" fo:min-width="0cm"/>
      <style:paragraph-properties style:writing-mode="lr-tb"/>
    </style:style>
    <style:style style:name="gr36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10.6cm" draw:shadow-opacity="100%"/>
    </style:style>
    <style:style style:name="gr37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35cm" fo:min-width="1cm" draw:shadow-opacity="100%"/>
    </style:style>
    <style:style style:name="gr3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4cm" fo:min-width="3.5cm" draw:shadow-opacity="100%"/>
    </style:style>
    <style:style style:name="gr39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45cm" fo:min-width="6.4cm" draw:shadow-opacity="100%"/>
    </style:style>
    <style:style style:name="gr40" style:family="graphic" style:parent-style-name="standard">
      <style:graphic-properties draw:fill="solid" draw:fill-color="#ffffa6" draw:textarea-horizontal-align="justify" draw:textarea-vertical-align="middle" draw:auto-grow-height="false" fo:min-height="0.674cm" fo:min-width="1.472cm" fo:wrap-option="no-wrap"/>
      <style:paragraph-properties style:writing-mode="lr-tb"/>
    </style:style>
    <style:style style:name="gr41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45cm" fo:min-width="15.8cm" draw:shadow-opacity="100%"/>
    </style:style>
    <style:style style:name="gr42" style:family="graphic" style:parent-style-name="standard">
      <style:graphic-properties draw:fill-color="#ffb66c" draw:textarea-horizontal-align="justify" draw:textarea-vertical-align="middle" draw:auto-grow-height="false" fo:min-height="0.492cm" fo:min-width="1.352cm" fo:wrap-option="no-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23cm"/>
      <style:paragraph-properties style:writing-mode="lr-tb"/>
    </style:style>
    <style:style style:name="gr4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45cm" fo:min-width="11.5cm" draw:shadow-opacity="100%"/>
    </style:style>
    <style:style style:name="gr45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45cm" fo:min-width="5.6cm" draw:shadow-opacity="10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  <style:paragraph-properties style:writing-mode="lr-tb"/>
    </style:style>
    <style:style style:name="gr47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45cm" fo:min-width="4.6cm" draw:shadow-opacity="100%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01cm"/>
      <style:paragraph-properties style:writing-mode="lr-tb"/>
    </style:style>
    <style:style style:name="gr49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45cm" fo:min-width="6.5cm" draw:shadow-opacity="100%"/>
    </style:style>
    <style:style style:name="gr50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15.7cm" draw:shadow-opacity="100%"/>
    </style:style>
    <style:style style:name="gr51" style:family="graphic" style:parent-style-name="standard">
      <style:graphic-properties draw:fill-color="#ffb66c" draw:textarea-horizontal-align="justify" draw:textarea-vertical-align="middle" draw:auto-grow-height="false" fo:min-height="0.492cm" fo:min-width="1.26cm" fo:wrap-option="no-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96cm"/>
      <style:paragraph-properties style:writing-mode="lr-tb"/>
    </style:style>
    <style:style style:name="gr53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4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22.477cm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4.85cm" fo:min-width="16.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1cm" fo:min-width="0cm"/>
      <style:paragraph-properties style:writing-mode="lr-tb"/>
    </style:style>
    <style:style style:name="gr57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7.4cm" draw:shadow-opacity="100%"/>
    </style:style>
    <style:style style:name="gr5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6.7cm" draw:shadow-opacity="100%"/>
    </style:style>
    <style:style style:name="gr59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35cm" fo:min-width="1.5cm" draw:shadow-opacity="100%"/>
    </style:style>
    <style:style style:name="gr60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4cm" fo:min-width="3.7cm" draw:shadow-opacity="100%"/>
    </style:style>
    <style:style style:name="gr61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4cm" fo:min-width="6.7cm" draw:shadow-opacity="100%"/>
    </style:style>
    <style:style style:name="gr62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4cm" fo:min-width="11.3cm" draw:shadow-opacity="100%"/>
    </style:style>
    <style:style style:name="gr63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4cm" fo:min-width="15.932cm" draw:shadow-opacity="100%"/>
    </style:style>
    <style:style style:name="gr6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564cm" fo:min-width="4.8cm" draw:shadow-opacity="100%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r7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bf0041" loext:opacity="100%" style:font-name="OpenSans" fo:font-size="14pt"/>
    </style:style>
    <style:style style:name="P7" style:family="paragraph">
      <loext:graphic-properties draw:fill="none"/>
      <style:paragraph-properties fo:text-align="center"/>
      <style:text-properties style:font-name="OpenSans" fo:font-size="14pt"/>
    </style:style>
    <style:style style:name="P8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font-name="OpenSans"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"/>
    </style:style>
    <style:style style:name="P12" style:family="paragraph">
      <loext:graphic-properties draw:fill="none"/>
      <style:paragraph-properties style:writing-mode="lr-tb"/>
      <style:text-properties style:font-name="OpenSans"/>
    </style:style>
    <style:style style:name="P13" style:family="paragraph">
      <style:paragraph-properties fo:text-align="start"/>
    </style:style>
    <style:style style:name="P14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margin-top="0cm" fo:margin-bottom="0.1cm" fo:line-height="100%"/>
    </style:style>
    <style:style style:name="P20" style:family="paragraph">
      <loext:graphic-properties draw:fill="none" draw:fill-color="#ffffff"/>
      <style:paragraph-properties fo:margin-top="0cm" fo:margin-bottom="0.1cm" fo:line-height="100%" style:writing-mode="lr-tb"/>
      <style:text-properties style:font-name="OpenSans" fo:font-size="14pt" style:font-size-asian="14pt" style:font-size-complex="14pt"/>
    </style:style>
    <style:style style:name="P21" style:family="paragraph">
      <loext:graphic-properties draw:fill="solid" draw:fill-color="#ffd7d7"/>
      <style:paragraph-properties fo:text-align="center"/>
      <style:text-properties style:font-name="OpenSans" fo:font-size="12pt"/>
    </style:style>
    <style:style style:name="P22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23" style:family="paragraph">
      <style:paragraph-properties style:writing-mode="lr-tb"/>
    </style:style>
    <style:style style:name="P24" style:family="paragraph">
      <loext:graphic-properties draw:fill="none" draw:opacity="100%"/>
      <style:paragraph-properties style:writing-mode="lr-tb"/>
      <style:text-properties style:font-name="OpenSans" fo:font-size="14pt"/>
    </style:style>
    <style:style style:name="P25" style:family="paragraph">
      <loext:graphic-properties draw:fill="solid" draw:fill-color="#b2b2b2" draw:opacity="100%"/>
      <style:paragraph-properties fo:text-align="center"/>
    </style:style>
    <style:style style:name="P26" style:family="paragraph">
      <loext:graphic-properties draw:fill="none" draw:opacity="100%"/>
      <style:paragraph-properties fo:text-align="center"/>
    </style:style>
    <style:style style:name="P27" style:family="paragraph">
      <loext:graphic-properties draw:fill="solid" draw:fill-color="#ffffff" draw:opacity="100%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style:font-name="OpenSans" fo:font-size="14pt" style:text-underline-style="solid" style:text-underline-width="auto" style:text-underline-color="font-color" style:font-size-asian="14pt" style:font-size-complex="14pt"/>
    </style:style>
    <style:style style:name="P29" style:family="paragraph">
      <loext:graphic-properties draw:fill="solid" draw:fill-color="#ffffa6"/>
      <style:paragraph-properties fo:text-align="center"/>
      <style:text-properties style:font-name="OpenSans" fo:font-size="12pt"/>
    </style:style>
    <style:style style:name="P30" style:family="paragraph">
      <loext:graphic-properties draw:fill="solid" draw:fill-color="#ffb66c"/>
      <style:paragraph-properties fo:text-align="center"/>
      <style:text-properties style:font-name="OpenSans" fo:font-size="12pt"/>
    </style:style>
    <style:style style:name="P31" style:family="paragraph">
      <loext:graphic-properties draw:fill="solid" draw:fill-color="#729fcf"/>
      <style:paragraph-properties fo:text-align="center"/>
      <style:text-properties style:font-name="OpenSans" fo:font-size="12pt"/>
    </style:style>
    <style:style style:name="P32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33" style:family="paragraph">
      <style:paragraph-properties fo:text-align="center" style:writing-mode="lr-tb"/>
      <style:text-properties style:font-name="OpenSans" fo:font-size="12pt" fo:font-weight="normal" style:font-size-asian="12pt" style:font-weight-asian="normal" style:font-size-complex="12pt" style:font-weight-complex="normal"/>
    </style:style>
    <style:style style:name="P34" style:family="paragraph">
      <loext:graphic-properties draw:fill="solid" draw:fill-color="#ffffa6"/>
      <style:paragraph-properties fo:text-align="center" style:writing-mode="lr-tb"/>
      <style:text-properties style:font-name="OpenSans" fo:font-size="12pt" fo:font-weight="normal" style:font-size-asian="12pt" style:font-weight-asian="normal" style:font-size-complex="12pt" style:font-weight-complex="normal"/>
    </style:style>
    <style:style style:name="P35" style:family="paragraph">
      <loext:graphic-properties draw:fill-color="#ffb66c"/>
      <style:paragraph-properties fo:text-align="center" style:writing-mode="lr-tb"/>
      <style:text-properties style:text-position="33% 58%" style:font-name="OpenSans" fo:font-size="12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fo:color="#333333" loext:opacity="100%" style:font-name="OpenSans" fo:font-size="12pt" style:font-size-asian="12pt" style:font-size-complex="12pt"/>
    </style:style>
    <style:style style:name="P37" style:family="paragraph">
      <style:paragraph-properties fo:margin-top="0cm" fo:margin-bottom="0.2cm" fo:line-height="100%"/>
    </style:style>
    <style:style style:name="P38" style:family="paragraph">
      <style:paragraph-properties fo:margin-left="0cm" fo:margin-right="0cm" fo:margin-top="0cm" fo:margin-bottom="0.2cm" fo:line-height="100%" fo:text-indent="0cm"/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top="0cm" fo:margin-bottom="0.2cm" fo:line-height="100%" style:writing-mode="lr-tb"/>
      <style:text-properties style:font-name="OpenSans" fo:font-size="14pt" style:font-size-asian="14pt" style:font-size-complex="14pt"/>
    </style:style>
    <style:style style:name="P40" style:family="paragraph">
      <loext:graphic-properties draw:fill="none" draw:fill-color="#ffffff"/>
      <style:paragraph-properties style:writing-mode="lr-tb"/>
      <style:text-properties fo:color="#cccccc" loext:opacity="100%" style:font-name="OpenSans" fo:font-size="12pt" style:font-size-asian="12pt" style:font-size-complex="12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bf0041" loext:opacity="100%" style:font-name="OpenSans" fo:font-size="14pt"/>
    </style:style>
    <style:style style:name="T5" style:family="text">
      <style:text-properties fo:color="#81d41a" loext:opacity="100%" style:font-name="OpenSans" fo:font-size="14pt"/>
    </style:style>
    <style:style style:name="T6" style:family="text">
      <style:text-properties fo:color="#000000" loext:opacity="100%" style:font-name="OpenSans" fo:font-size="14pt"/>
    </style:style>
    <style:style style:name="T7" style:family="text">
      <style:text-properties style:font-name="OpenSans" fo:font-size="14pt"/>
    </style:style>
    <style:style style:name="T8" style:family="text">
      <style:text-properties style:font-name="OpenSans"/>
    </style:style>
    <style:style style:name="T9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style:font-name="OpenSans" fo:font-weight="bold"/>
    </style:style>
    <style:style style:name="T13" style:family="text">
      <style:text-properties style:font-name="OpenSans" fo:font-size="14pt" style:font-size-asian="14pt" style:font-size-complex="14pt"/>
    </style:style>
    <style:style style:name="T14" style:family="text">
      <style:text-properties style:font-name="OpenSans" fo:font-size="12pt" style:font-size-asian="12pt" style:font-size-complex="12pt"/>
    </style:style>
    <style:style style:name="T15" style:family="text">
      <style:text-properties style:font-name="OpenSans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style:font-name="OpenSans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333333" loext:opacity="100%" style:font-name="OpenSans" fo:font-size="12pt" style:font-size-asian="12pt" style:font-size-complex="12pt"/>
    </style:style>
    <style:style style:name="T18" style:family="text">
      <style:text-properties fo:color="#cccccc" loext:opacity="100%" style:font-name="Open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Circular Queue</text:span><text:span text:style-name="T1"> – Array Implementation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957cm" svg:x="0.9cm" svg:y="10.864cm" presentation:class="title" presentation:user-transformed="true">
          <draw:text-box>
            <text:p><text:span text:style-name="T3">Circular Queue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g xml:id="id1" draw:id="id1">
          <draw:custom-shape draw:style-name="gr3" draw:text-style-name="P5" draw:layer="layout" svg:width="8.2cm" svg:height="5.8cm" svg:x="4cm" svg:y="4cm">
            <text:p/>
            <draw:enhanced-geometry svg:viewBox="0 0 21600 21600" draw:type="rectangle" draw:enhanced-path="M 0 0 L 21600 0 21600 21600 0 21600 0 0 Z N"/>
          </draw:custom-shape>
          <draw:g>
            <draw:frame draw:style-name="gr4" draw:text-style-name="P6" draw:layer="layout" svg:width="3.99cm" svg:height="0.831cm" svg:x="4.4cm" svg:y="4.369cm">
              <draw:text-box>
                <text:p><text:span text:style-name="T4">typedef struct</text:span></text:p>
              </draw:text-box>
            </draw:frame>
            <draw:custom-shape draw:style-name="gr5" draw:text-style-name="P7" draw:layer="layout" svg:width="0.6cm" svg:height="0.8cm" svg:x="4.512cm" svg:y="5.36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6" draw:text-style-name="P8" draw:layer="layout" svg:width="5.988cm" svg:height="0.831cm" svg:x="6.012cm" svg:y="5.969cm">
              <draw:text-box>
                <text:p><text:span text:style-name="T5">unsigned int </text:span><text:span text:style-name="T6">c</text:span><text:span text:style-name="T7">apacity;</text:span></text:p>
              </draw:text-box>
            </draw:frame>
            <draw:frame draw:style-name="gr7" draw:text-style-name="P8" draw:layer="layout" svg:width="5.37cm" svg:height="0.831cm" svg:x="6.012cm" svg:y="6.731cm">
              <draw:text-box>
                <text:p><text:span text:style-name="T5">int </text:span><text:span text:style-name="T6">front,rear,count;</text:span></text:p>
              </draw:text-box>
            </draw:frame>
            <draw:frame draw:style-name="gr8" draw:text-style-name="P8" draw:layer="layout" svg:width="2.843cm" svg:height="0.831cm" svg:x="6.013cm" svg:y="7.493cm">
              <draw:text-box>
                <text:p><text:span text:style-name="T5">int </text:span><text:span text:style-name="T6">*item</text:span><text:span text:style-name="T7">;</text:span></text:p>
              </draw:text-box>
            </draw:frame>
            <draw:custom-shape draw:style-name="gr5" draw:text-style-name="P7" draw:layer="layout" svg:width="0.6cm" svg:height="0.8cm" svg:x="4.512cm" svg:y="8.369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9" draw:text-style-name="P9" draw:layer="layout" svg:width="2.661cm" svg:height="0.831cm" svg:x="5.112cm" svg:y="8.369cm">
              <draw:text-box>
                <text:p><text:span text:style-name="T6">queue_t;</text:span></text:p>
              </draw:text-box>
            </draw:frame>
          </draw:g>
        </draw:g>
        <draw:frame draw:style-name="gr10" draw:text-style-name="P10" xml:id="id2" draw:id="id2" draw:layer="layout" svg:width="5.958cm" svg:height="0.837cm" svg:x="6.012cm" svg:y="6.006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1" draw:text-style-name="P11" xml:id="id3" draw:id="id3" draw:layer="layout" svg:width="7.081cm" svg:height="0.988cm" svg:x="15.4cm" svg:y="5.812cm">
          <draw:text-box>
            <text:p><text:span text:style-name="T8">Max Queue Capacity</text:span></text:p>
          </draw:text-box>
        </draw:frame>
        <draw:frame draw:style-name="gr12" draw:text-style-name="P12" xml:id="id4" draw:id="id4" draw:layer="layout" svg:width="4.222cm" svg:height="1.136cm" svg:x="15.5cm" svg:y="6.8cm">
          <draw:text-box>
            <text:p><text:span text:style-name="T8">Variables</text:span></text:p>
          </draw:text-box>
        </draw:frame>
        <draw:frame draw:style-name="gr13" draw:text-style-name="P12" xml:id="id5" draw:id="id5" draw:layer="layout" svg:width="11.753cm" svg:height="1.725cm" svg:x="15.347cm" svg:y="7.7cm">
          <draw:text-box>
            <text:p><text:span text:style-name="T8"><text:s/></text:span><text:span text:style-name="T8">Array holding the queue elements </text:span></text:p>
          </draw:text-box>
        </draw:frame>
        <draw:frame presentation:style-name="pr5" draw:text-style-name="P14" draw:layer="layout" svg:width="19.5cm" svg:height="2.597cm" svg:x="0.549cm" svg:y="0.209cm" presentation:class="title" presentation:user-transformed="true">
          <draw:text-box>
            <text:p text:style-name="P13"><text:span text:style-name="T9">Data Structure –Array Implementation </text:span><text:span text:style-name="T10"><text:line-break/></text:span><text:span text:style-name="T11">Circular Que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" svg:path="M0 0l0.000321428571428571 0.0516190476190476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" svg:path="M0.000178571428571429 0.0452698412698413l-0.00142857142857143 0.0507936507936508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14" draw:text-style-name="P11" xml:id="id8" draw:id="id8" draw:layer="layout" svg:width="24.6cm" svg:height="1.725cm" svg:x="1.748cm" svg:y="4.82cm">
          <draw:text-box>
            <text:p><text:span text:style-name="T8">queue <text:s text:c="5"/>: <text:s/>Pointer that contains address of structure variable (queue_t) </text:span></text:p>
          </draw:text-box>
        </draw:frame>
        <draw:frame draw:style-name="gr15" draw:text-style-name="P11" xml:id="id9" draw:id="id9" draw:layer="layout" svg:width="12.11cm" svg:height="1.725cm" svg:x="1.823cm" svg:y="5.924cm">
          <draw:text-box>
            <text:p><text:span text:style-name="T8">element <text:s text:c="2"/>: <text:s/>Item to be added</text:span></text:p>
          </draw:text-box>
        </draw:frame>
        <draw:frame draw:style-name="gr16" draw:text-style-name="P16" xml:id="id7" draw:id="id7" draw:layer="layout" svg:width="7.857cm" svg:height="1.199cm" svg:x="1.548cm" svg:y="3.62cm">
          <draw:text-box>
            <text:p><text:span text:style-name="T12">Input Specification:</text:span></text:p>
          </draw:text-box>
        </draw:frame>
        <draw:frame draw:style-name="gr17" draw:text-style-name="P16" xml:id="id10" draw:id="id10" draw:layer="layout" svg:width="9.457cm" svg:height="1.145cm" svg:x="1.548cm" svg:y="7.62cm">
          <draw:text-box>
            <text:p><text:span text:style-name="T12">Output Specification:</text:span></text:p>
          </draw:text-box>
        </draw:frame>
        <draw:frame draw:style-name="gr18" draw:text-style-name="P17" xml:id="id11" draw:id="id11" draw:layer="layout" svg:width="9.6cm" svg:height="0.962cm" svg:x="1.991cm" svg:y="8.858cm">
          <draw:text-box>
            <text:p>Status : <text:s/>e_true / e_false</text:p>
          </draw:text-box>
        </draw:frame>
        <draw:frame presentation:style-name="pr5" draw:text-style-name="P14" draw:layer="layout" svg:width="25.451cm" svg:height="2.597cm" svg:x="0.549cm" svg:y="0.206cm" presentation:class="title" presentation:user-transformed="true">
          <draw:text-box>
            <text:p xml:id="id6" text:id="id6"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8" smil:attributeName="visibility" smil:to="visible"/>
                  <anim:transitionFilter smil:dur="1s" smil:targetElement="id8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9" smil:attributeName="visibility" smil:to="visible"/>
                  <anim:transitionFilter smil:dur="1s" smil:targetElement="id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11" smil:attributeName="visibility" smil:to="visible"/>
                  <anim:transitionFilter smil:dur="1s" smil:targetElement="id11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custom-shape draw:style-name="gr19" draw:text-style-name="P18" xml:id="id13" draw:id="id13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 xml:id="id12" draw:id="id12"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 xml:id="id14" draw:id="id14">
          <draw:custom-shape draw:style-name="gr22" draw:text-style-name="P21" draw:layer="layout" svg:width="3.338cm" svg:height="1.176cm" svg:x="18.618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7cm" svg:y="2.6cm">
            <draw:text-box>
              <text:p><text:span text:style-name="T14"><text:s/></text:span><text:span text:style-name="T14">capacity = 4</text:span></text:p>
            </draw:text-box>
          </draw:frame>
        </draw:g>
        <draw:g xml:id="id15" draw:id="id15"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28" draw:layer="layout" svg:width="3.902cm" svg:height="0.831cm" svg:x="20.498cm" svg:y="5.769cm">
          <draw:text-box>
            <text:p xml:id="id19" text:id="id19"><text:span text:style-name="T15">element = 10</text:span></text:p>
          </draw:text-box>
        </draw:fram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g xml:id="id16" draw:id="id16">
          <draw:custom-shape draw:style-name="gr29" draw:text-style-name="P29" draw:layer="layout" svg:width="3.338cm" svg:height="1.176cm" svg:x="18.651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 xml:id="id17" draw:id="id17">
          <draw:custom-shape draw:style-name="gr30" draw:text-style-name="P30" draw:layer="layout" svg:width="3.338cm" svg:height="1.176cm" svg:x="22.971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 xml:id="id18" draw:id="id18">
          <draw:custom-shape draw:style-name="gr31" draw:text-style-name="P31" draw:layer="layout" svg:width="3.338cm" svg:height="1.176cm" svg:x="23.018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7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29" draw:text-style-name="P29" draw:layer="layout" svg:width="3.338cm" svg:height="1.176cm" svg:x="18.652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1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3" draw:text-style-name="P27" xml:id="id20" draw:id="id20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29" draw:text-style-name="P29" draw:layer="layout" svg:width="3.338cm" svg:height="1.176cm" svg:x="18.652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1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xml:id="id21" draw:id="id21" draw:layer="layout" svg:width="11.1cm" svg:height="0.9cm" svg:x="1.3cm" svg:y="11.5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 xml:id="id22" draw:id="id22"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29" draw:text-style-name="P29" draw:layer="layout" svg:width="3.338cm" svg:height="1.176cm" svg:x="18.652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1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 xml:id="id23" draw:id="id23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22" smil:keySplines="0,0;0.2,0.5;0.8,0.5;1,0" smil:type="fade" smil:subtype="crossfade" smil:mode="out"/>
                  <anim:animateTransform smil:dur="0.0625s" smil:fill="hold" smil:autoReverse="true" smil:targetElement="id22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23" smil:keySplines="0,0;0.2,0.5;0.8,0.5;1,0" smil:type="fade" smil:subtype="crossfade" smil:mode="out"/>
                  <anim:animateTransform smil:dur="0.25s" smil:fill="hold" smil:autoReverse="true" smil:targetElement="id23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xml:id="id24" draw:id="id24" draw:layer="layout" svg:width="1.5cm" svg:height="0.6cm" svg:x="1.3cm" svg:y="12.9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29" draw:text-style-name="P29" draw:layer="layout" svg:width="3.338cm" svg:height="1.176cm" svg:x="18.652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1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7" xml:id="id25" draw:id="id25" draw:layer="layout" svg:width="4cm" svg:height="0.814cm" svg:x="2cm" svg:y="13.5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29" draw:text-style-name="P29" draw:layer="layout" svg:width="3.338cm" svg:height="1.176cm" svg:x="18.652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1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27" xml:id="id26" draw:id="id26" draw:layer="layout" svg:width="6.9cm" svg:height="0.7cm" svg:x="0.7cm" svg:y="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xml:id="id27" draw:id="id27" draw:layer="layout" svg:width="6.9cm" svg:height="0.7cm" svg:x="0.9cm" svg:y="5.2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 xml:id="id28" draw:id="id28">
          <draw:custom-shape draw:style-name="gr29" draw:text-style-name="P29" draw:layer="layout" svg:width="3.338cm" svg:height="1.176cm" svg:x="18.652cm" svg:y="3.9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81cm" svg:y="4.125cm">
            <draw:text-box>
              <text:p><text:span text:style-name="T14"><text:s text:c="4"/></text:span><text:span text:style-name="T14">front = -1</text:span></text:p>
            </draw:text-box>
          </draw:frame>
        </draw:g>
        <draw:g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40" draw:text-style-name="P34" xml:id="id29" draw:id="id29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1" draw:text-style-name="P27" draw:layer="layout" svg:width="16.3cm" svg:height="0.7cm" svg:x="0.7cm" svg:y="5.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 xml:id="id30" draw:id="id30">
          <draw:custom-shape draw:style-name="gr30" draw:text-style-name="P30" draw:layer="layout" svg:width="3.338cm" svg:height="1.176cm" svg:x="22.972cm" svg:y="3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01cm" svg:y="4.124cm">
            <draw:text-box>
              <text:p><text:span text:style-name="T14"><text:s text:c="4"/></text:span><text:span text:style-name="T14">rear = -1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31" draw:id="id31">
          <draw:custom-shape draw:style-name="gr42" draw:text-style-name="P35" draw:layer="layout" svg:width="2cm" svg:height="0.8cm" svg:x="24.8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cm" svg:y="6.453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27" xml:id="id33" draw:id="id33" draw:layer="layout" svg:width="12cm" svg:height="0.7cm" svg:x="0.7cm" svg:y="6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xml:id="id34" draw:id="id34" draw:layer="layout" svg:width="6.1cm" svg:height="0.7cm" svg:x="0.7cm" svg:y="7.3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 xml:id="id32" text:id="id32"><text:span text:style-name="T14">10</text:span></text:p>
          </draw:text-box>
        </draw:frame>
        <draw:g>
          <draw:custom-shape draw:style-name="gr42" draw:text-style-name="P35" draw:layer="layout" svg:width="2cm" svg:height="0.8cm" svg:x="24.8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27" draw:layer="layout" svg:width="6.1cm" svg:height="0.7cm" svg:x="0.7cm" svg:y="7.3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 xml:id="id35" draw:id="id35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0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g xml:id="id36" draw:id="id36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g>
          <draw:custom-shape draw:style-name="gr42" draw:text-style-name="P35" draw:layer="layout" svg:width="2cm" svg:height="0.8cm" svg:x="24.8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7" draw:text-style-name="P27" draw:layer="layout" svg:width="5.1cm" svg:height="0.7cm" svg:x="0.7cm" svg:y="7.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28" draw:text-style-name="P28" draw:layer="layout" svg:width="3.902cm" svg:height="0.831cm" svg:x="20.499cm" svg:y="5.769cm">
          <draw:text-box>
            <text:p><text:span text:style-name="T15">element = 1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4.8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xml:id="id38" draw:id="id38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3" draw:text-style-name="P27" xml:id="id39" draw:id="id39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 xml:id="id37" text:id="id37"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7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4.802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xml:id="id40" draw:id="id40" draw:layer="layout" svg:width="11.1cm" svg:height="0.9cm" svg:x="1.3cm" svg:y="11.5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 xml:id="id41" draw:id="id41"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 xml:id="id42" draw:id="id42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7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4.802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41" smil:keySplines="0,0;0.2,0.5;0.8,0.5;1,0" smil:type="fade" smil:subtype="crossfade" smil:mode="out"/>
                  <anim:animateTransform smil:dur="0.0625s" smil:fill="hold" smil:autoReverse="true" smil:targetElement="id41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flash-bulb">
                  <anim:transitionFilter smil:dur="0.5s" smil:targetElement="id42" smil:keySplines="0,0;0.2,0.5;0.8,0.5;1,0" smil:type="fade" smil:subtype="crossfade" smil:mode="out"/>
                  <anim:animateTransform smil:dur="0.25s" smil:fill="hold" smil:autoReverse="true" smil:targetElement="id4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xml:id="id43" draw:id="id43" draw:layer="layout" svg:width="1.5cm" svg:height="0.6cm" svg:x="1.3cm" svg:y="12.9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7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4.802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2" draw:text-style-name="P27" draw:layer="layout" svg:width="6.9cm" svg:height="0.9cm" svg:x="0.7cm" svg:y="3.12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7" xml:id="id44" draw:id="id44" draw:layer="layout" svg:width="4cm" svg:height="0.814cm" svg:x="2cm" svg:y="13.5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7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4.802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9" draw:text-style-name="P27" draw:layer="layout" svg:width="7cm" svg:height="0.7cm" svg:x="0.8cm" svg:y="4.5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7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4.802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7" draw:layer="layout" svg:width="16.2cm" svg:height="0.9cm" svg:x="0.7cm" svg:y="5.8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9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4cm" svg:y="9.202cm">
          <draw:text-box>
            <text:p><text:span text:style-name="T14">10</text:span></text:p>
          </draw:text-box>
        </draw:frame>
        <draw:g xml:id="id46" draw:id="id46">
          <draw:custom-shape draw:style-name="gr42" draw:text-style-name="P35" draw:layer="layout" svg:width="2cm" svg:height="0.8cm" svg:x="25.138cm" svg:y="12.552cm">
            <text:p/>
            <draw:enhanced-geometry svg:viewBox="0 0 21600 21600" draw:mirror-horizontal="false" draw:mirror-vertical="false" draw:text-areas="800 800 20800 20800" draw:type="round-rectangular-callout" draw:modifiers="-10006.5967016492 -264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5.138cm" svg:y="12.552cm">
            <draw:text-box>
              <text:p><text:span text:style-name="T17">rear =1</text:span></text:p>
            </draw:text-box>
          </draw:frame>
        </draw:g>
        <draw:g xml:id="id45" draw:id="id45">
          <draw:custom-shape draw:style-name="gr42" draw:text-style-name="P35" draw:layer="layout" svg:width="2cm" svg:height="0.8cm" svg:x="24.802cm" svg:y="6.4cm">
            <text:p/>
            <draw:enhanced-geometry svg:viewBox="0 0 21600 21600" draw:mirror-horizontal="false" draw:mirror-vertical="false" draw:text-areas="800 800 20800 20800" draw:type="round-rectangular-callout" draw:modifiers="-6379.61019490255 46813.4831460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4.801cm" svg:y="6.454cm">
            <draw:text-box>
              <text:p><text:span text:style-name="T17">rear =0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27" xml:id="id48" draw:id="id48" draw:layer="layout" svg:width="12cm" svg:height="0.7cm" svg:x="0.7cm" svg:y="6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xml:id="id49" draw:id="id49" draw:layer="layout" svg:width="6.1cm" svg:height="0.7cm" svg:x="0.7cm" svg:y="7.3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frame draw:style-name="gr46" draw:text-style-name="P22" draw:layer="layout" svg:width="1.044cm" svg:height="0.747cm" svg:x="23.356cm" svg:y="11.4cm">
          <draw:text-box>
            <text:p xml:id="id47" text:id="id47"><text:span text:style-name="T14">20</text:span></text:p>
          </draw:text-box>
        </draw:frame>
        <draw:custom-shape draw:style-name="gr40" draw:text-style-name="P34" draw:layer="layout" svg:width="2.128cm" svg:height="0.996cm" svg:x="24.909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4cm" svg:y="9.202cm">
          <draw:text-box>
            <text:p><text:span text:style-name="T14">10</text:span></text:p>
          </draw:text-box>
        </draw:frame>
        <draw:g>
          <draw:custom-shape draw:style-name="gr42" draw:text-style-name="P35" draw:layer="layout" svg:width="2cm" svg:height="0.8cm" svg:x="25.138cm" svg:y="12.552cm">
            <text:p/>
            <draw:enhanced-geometry svg:viewBox="0 0 21600 21600" draw:mirror-horizontal="false" draw:mirror-vertical="false" draw:text-areas="800 800 20800 20800" draw:type="round-rectangular-callout" draw:modifiers="-10006.5967016492 -264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5.139cm" svg:y="12.553cm">
            <draw:text-box>
              <text:p><text:span text:style-name="T17">rear =1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27" draw:layer="layout" svg:width="6.1cm" svg:height="0.7cm" svg:x="0.7cm" svg:y="7.3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 xml:id="id50" draw:id="id50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1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g xml:id="id51" draw:id="id51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2</text:span></text:p>
            </draw:text-box>
          </draw:frame>
        </draw:g>
        <draw:frame draw:style-name="gr46" draw:text-style-name="P22" draw:layer="layout" svg:width="1.044cm" svg:height="0.747cm" svg:x="23.357cm" svg:y="11.401cm">
          <draw:text-box>
            <text:p><text:span text:style-name="T14">20</text:span></text:p>
          </draw:text-box>
        </draw:frame>
        <draw:g>
          <draw:custom-shape draw:style-name="gr42" draw:text-style-name="P35" draw:layer="layout" svg:width="2cm" svg:height="0.8cm" svg:x="25.139cm" svg:y="12.553cm">
            <text:p/>
            <draw:enhanced-geometry svg:viewBox="0 0 21600 21600" draw:mirror-horizontal="false" draw:mirror-vertical="false" draw:text-areas="800 800 20800 20800" draw:type="round-rectangular-callout" draw:modifiers="-10006.5967016492 -264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5.139cm" svg:y="12.553cm">
            <draw:text-box>
              <text:p><text:span text:style-name="T17">rear =1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27" draw:layer="layout" svg:width="6.1cm" svg:height="0.7cm" svg:x="0.6cm" svg:y="7.9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2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58cm" svg:y="11.402cm">
          <draw:text-box>
            <text:p><text:span text:style-name="T14">20</text:span></text:p>
          </draw:text-box>
        </draw:frame>
        <draw:g>
          <draw:custom-shape draw:style-name="gr42" draw:text-style-name="P35" draw:layer="layout" svg:width="2cm" svg:height="0.8cm" svg:x="25.14cm" svg:y="12.554cm">
            <text:p/>
            <draw:enhanced-geometry svg:viewBox="0 0 21600 21600" draw:mirror-horizontal="false" draw:mirror-vertical="false" draw:text-areas="800 800 20800 20800" draw:type="round-rectangular-callout" draw:modifiers="-10006.5967016492 -264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5.139cm" svg:y="12.553cm">
            <draw:text-box>
              <text:p><text:span text:style-name="T17">rear =1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 xml:id="id52" text:id="id52"><text:span text:style-name="T15">element = 3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2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58cm" svg:y="11.402cm">
          <draw:text-box>
            <text:p><text:span text:style-name="T14">20</text:span></text:p>
          </draw:text-box>
        </draw:frame>
        <draw:g>
          <draw:custom-shape draw:style-name="gr42" draw:text-style-name="P35" draw:layer="layout" svg:width="2cm" svg:height="0.8cm" svg:x="25.14cm" svg:y="12.554cm">
            <text:p/>
            <draw:enhanced-geometry svg:viewBox="0 0 21600 21600" draw:mirror-horizontal="false" draw:mirror-vertical="false" draw:text-areas="800 800 20800 20800" draw:type="round-rectangular-callout" draw:modifiers="-10006.5967016492 -264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5.139cm" svg:y="12.553cm">
            <draw:text-box>
              <text:p><text:span text:style-name="T17">rear =1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3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2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58cm" svg:y="11.402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6cm" svg:y="11.2cm">
          <draw:text-box>
            <text:p xml:id="id55" text:id="id55"><text:span text:style-name="T14">30</text:span></text:p>
          </draw:text-box>
        </draw:frame>
        <draw:g xml:id="id53" draw:id="id53">
          <draw:custom-shape draw:style-name="gr42" draw:text-style-name="P35" draw:layer="layout" svg:width="2cm" svg:height="0.8cm" svg:x="25.14cm" svg:y="12.554cm">
            <text:p/>
            <draw:enhanced-geometry svg:viewBox="0 0 21600 21600" draw:mirror-horizontal="false" draw:mirror-vertical="false" draw:text-areas="800 800 20800 20800" draw:type="round-rectangular-callout" draw:modifiers="-10006.5967016492 -2642.69662921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25.139cm" svg:y="12.553cm">
            <draw:text-box>
              <text:p><text:span text:style-name="T17">rear =1</text:span></text:p>
            </draw:text-box>
          </draw:frame>
        </draw:g>
        <draw:g xml:id="id54" draw:id="id54">
          <draw:custom-shape draw:style-name="gr51" draw:text-style-name="P35" draw:layer="layout" svg:width="1.9cm" svg:height="0.8cm" svg:x="17.8cm" svg:y="12.8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7cm" svg:y="12.853cm">
            <draw:text-box>
              <text:p><text:span text:style-name="T17">rear =2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 xml:id="id56" text:id="id56"><text:span text:style-name="T15">element = 4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3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58cm" svg:y="11.402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6cm" svg:y="11.2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3cm" svg:y="9cm">
          <draw:text-box>
            <text:p xml:id="id59" text:id="id59"><text:span text:style-name="T14">40</text:span></text:p>
          </draw:text-box>
        </draw:frame>
        <draw:g xml:id="id57" draw:id="id57">
          <draw:custom-shape draw:style-name="gr51" draw:text-style-name="P35" draw:layer="layout" svg:width="1.9cm" svg:height="0.8cm" svg:x="17.8cm" svg:y="12.8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701cm" svg:y="12.854cm">
            <draw:text-box>
              <text:p><text:span text:style-name="T17">rear =2</text:span></text:p>
            </draw:text-box>
          </draw:frame>
        </draw:g>
        <draw:g xml:id="id58" draw:id="id58">
          <draw:custom-shape draw:style-name="gr51" draw:text-style-name="P35" draw:layer="layout" svg:width="1.9cm" svg:height="0.8cm" svg:x="17.4cm" svg:y="10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cm" svg:y="10cm">
            <draw:text-box>
              <text:p><text:span text:style-name="T17">rear =3</text:span></text:p>
            </draw:text-box>
          </draw:frame>
        </draw:g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4" draw:text-style-name="P24" draw:layer="layout" svg:width="2.707cm" svg:height="0.831cm" svg:x="24.536cm" svg:y="8.887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4cm" svg:y="11.56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7cm" svg:y="11.608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cm" svg:y="8.887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6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1cm" svg:y1="8.4cm" svg:x2="22.398cm" svg:y2="12.677cm">
            <text:p/>
          </draw:line>
          <draw:line draw:style-name="gr26" draw:text-style-name="P26" draw:layer="layout" svg:x1="19.666cm" svg:y1="10.428cm" svg:x2="25.064cm" svg:y2="10.428cm">
            <text:p/>
          </draw:line>
          <draw:custom-shape draw:style-name="gr27" draw:text-style-name="P27" draw:layer="layout" svg:width="2.995cm" svg:height="2.495cm" svg:x="20.886cm" svg:y="9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0" draw:text-style-name="P20" draw:layer="layout" svg:width="17.2cm" svg:height="5.671cm" svg:x="0.6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7"/>front <text:s/>= -1)</text:span></text:p>
              <text:p text:style-name="P19"><text:span text:style-name="T13"><text:s text:c="4"/></text:span><text:span text:style-name="T13">queue <text:s text:c="6"/>front = 0</text:span></text:p>
              <text:p text:style-name="P19"><text:span text:style-name="T13">queue <text:s text:c="7"/>rear = (queue <text:s text:c="6"/>rear + 1 ) % (queue <text:s text:c="6"/>capacity )</text:span></text:p>
              <text:p text:style-name="P19"><text:span text:style-name="T13">queue <text:s text:c="7"/>items[queue <text:s text:c="6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3cm" svg:y1="4.9cm" svg:x2="4.1cm" svg:y2="4.9cm">
            <text:p/>
          </draw:line>
          <draw:line draw:style-name="gr21" draw:text-style-name="P10" draw:layer="layout" svg:x1="3.1cm" svg:y1="5.6cm" svg:x2="4.1cm" svg:y2="5.6cm">
            <text:p/>
          </draw:line>
          <draw:line draw:style-name="gr21" draw:text-style-name="P10" draw:layer="layout" svg:x1="2.5cm" svg:y1="6.3cm" svg:x2="3.5cm" svg:y2="6.3cm">
            <text:p/>
          </draw:line>
          <draw:line draw:style-name="gr21" draw:text-style-name="P10" draw:layer="layout" svg:x1="7.2cm" svg:y1="6.3cm" svg:x2="8.2cm" svg:y2="6.3cm">
            <text:p/>
          </draw:line>
          <draw:line draw:style-name="gr21" draw:text-style-name="P10" draw:layer="layout" svg:x1="13.2cm" svg:y1="6.3cm" svg:x2="14.1cm" svg:y2="6.3cm">
            <text:p/>
          </draw:line>
          <draw:line draw:style-name="gr21" draw:text-style-name="P10" draw:layer="layout" svg:x1="2.5cm" svg:y1="6.9cm" svg:x2="3.5cm" svg:y2="6.9cm">
            <text:p/>
          </draw:line>
          <draw:line draw:style-name="gr21" draw:text-style-name="P10" draw:layer="layout" svg:x1="6.8cm" svg:y1="6.9cm" svg:x2="7.8cm" svg:y2="6.9cm">
            <text:p/>
          </draw:line>
          <draw:line draw:style-name="gr21" draw:text-style-name="P10" draw:layer="layout" svg:x1="3.5cm" svg:y1="7.6cm" svg:x2="4.5cm" svg:y2="7.6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1">enqueue(queue,element)</text:span></text:p>
          </draw:text-box>
        </draw:fram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7"/>count = queue <text:s text:c="7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frame draw:style-name="gr48" draw:text-style-name="P28" draw:layer="layout" svg:width="3.901cm" svg:height="0.831cm" svg:x="20.499cm" svg:y="5.769cm">
          <draw:text-box>
            <text:p><text:span text:style-name="T15">element = 4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4</text:span></text:p>
            </draw:text-box>
          </draw:frame>
        </draw:g>
        <draw:custom-shape draw:style-name="gr40" draw:text-style-name="P34" draw:layer="layout" svg:width="2.128cm" svg:height="0.996cm" svg:x="24.905cm" svg:y="7.7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cm" svg:y="9.202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58cm" svg:y="11.402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6cm" svg:y="11.2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3cm" svg:y="9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cm" svg:y="10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cm" svg:y="10cm">
            <draw:text-box>
              <text:p><text:span text:style-name="T17">rear =3</text:span></text:p>
            </draw:text-box>
          </draw:frame>
        </draw:g>
        <draw:frame draw:style-name="gr52" draw:text-style-name="P28" draw:layer="layout" svg:width="6.496cm" svg:height="0.831cm" svg:x="16.499cm" svg:y="13.769cm">
          <draw:text-box>
            <text:p xml:id="id60" text:id="id60"><text:span text:style-name="T15">Time Complexity = O(1)</text:span></text:p>
          </draw:text-box>
        </draw:frame>
        <draw:custom-shape draw:style-name="gr19" draw:text-style-name="P18" draw:layer="layout" svg:width="16.6cm" svg:height="6.1cm" svg:x="0.6cm" svg:y="3.1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20" draw:layer="layout" svg:width="17.2cm" svg:height="5.671cm" svg:x="0.5cm" svg:y="3.129cm">
            <draw:text-box>
              <text:p text:style-name="P19"><text:span text:style-name="T13">if(is_queue_full(queue))</text:span></text:p>
              <text:p text:style-name="P19"><text:span text:style-name="T13"><text:s text:c="3"/></text:span><text:span text:style-name="T13">return e_false</text:span></text:p>
              <text:p text:style-name="P19"><text:span text:style-name="T13">if(queue <text:s text:c="11"/>front <text:s/>= -1)</text:span></text:p>
              <text:p text:style-name="P19"><text:span text:style-name="T13"><text:s text:c="4"/></text:span><text:span text:style-name="T13">queue <text:s text:c="10"/>front = 0</text:span></text:p>
              <text:p text:style-name="P19"><text:span text:style-name="T13">queue <text:s text:c="10"/>rear = (queue <text:s text:c="10"/>rear + 1 ) % (queue <text:s text:c="7"/>capacity )</text:span></text:p>
              <text:p text:style-name="P19"><text:span text:style-name="T13">queue <text:s text:c="8"/>items[queue <text:s text:c="8"/>rear ] = element</text:span></text:p>
              <text:p text:style-name="P19"><text:span text:style-name="T13">++(queue <text:s text:c="6"/>count)</text:span></text:p>
              <text:p text:style-name="P19"><text:span text:style-name="T13">return e_true</text:span></text:p>
            </draw:text-box>
          </draw:frame>
          <draw:line draw:style-name="gr21" draw:text-style-name="P10" draw:layer="layout" svg:x1="2.8cm" svg:y1="4.9cm" svg:x2="3.9cm" svg:y2="4.9cm">
            <text:p/>
          </draw:line>
          <draw:line draw:style-name="gr21" draw:text-style-name="P10" draw:layer="layout" svg:x1="2.9cm" svg:y1="5.6cm" svg:x2="3.9cm" svg:y2="5.6cm">
            <text:p/>
          </draw:line>
          <draw:line draw:style-name="gr21" draw:text-style-name="P10" draw:layer="layout" svg:x1="2.3cm" svg:y1="6.2cm" svg:x2="3.3cm" svg:y2="6.2cm">
            <text:p/>
          </draw:line>
          <draw:line draw:style-name="gr21" draw:text-style-name="P10" draw:layer="layout" svg:x1="6.9cm" svg:y1="6.2cm" svg:x2="7.9cm" svg:y2="6.2cm">
            <text:p/>
          </draw:line>
          <draw:line draw:style-name="gr21" draw:text-style-name="P10" draw:layer="layout" svg:x1="12.7cm" svg:y1="6.2cm" svg:x2="13.6cm" svg:y2="6.2cm">
            <text:p/>
          </draw:line>
          <draw:line draw:style-name="gr21" draw:text-style-name="P10" draw:layer="layout" svg:x1="2.3cm" svg:y1="6.8cm" svg:x2="3.3cm" svg:y2="6.8cm">
            <text:p/>
          </draw:line>
          <draw:line draw:style-name="gr21" draw:text-style-name="P10" draw:layer="layout" svg:x1="6.1cm" svg:y1="6.8cm" svg:x2="7.1cm" svg:y2="6.8cm">
            <text:p/>
          </draw:line>
          <draw:line draw:style-name="gr21" draw:text-style-name="P10" draw:layer="layout" svg:x1="2.9cm" svg:y1="7.5cm" svg:x2="3.9cm" svg:y2="7.5cm">
            <text:p/>
          </draw:line>
        </draw:g>
        <draw:custom-shape draw:style-name="gr33" draw:text-style-name="P27" draw:layer="layout" svg:width="9.1cm" svg:height="0.9cm" svg:x="0.6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2.4cm" svg:height="3.2cm" svg:x="0.8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10.483cm">
            <draw:text-box>
              <text:p><text:span text:style-name="T13">is_queue_full(queue)</text:span></text:p>
              <text:p><text:span text:style-name="T13"/></text:p>
              <text:p><text:span text:style-name="T13"><text:s text:c="3"/></text:span><text:span text:style-name="T13">if(queue <text:s text:c="11"/>count = queue <text:s text:c="12"/>capacity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2.1cm" svg:x2="4.8cm" svg:y2="12.1cm">
            <text:p/>
          </draw:line>
          <draw:line draw:style-name="gr21" draw:text-style-name="P10" draw:layer="layout" svg:x1="8.6cm" svg:y1="12.1cm" svg:x2="9.7cm" svg:y2="12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0.9cm" svg:y="11.028cm" presentation:class="title" presentation:user-transformed="true">
          <draw:text-box>
            <text:p><text:span text:style-name="T3">Algorithm -de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draw:style-name="gr53" draw:text-style-name="P11" xml:id="id63" draw:id="id63" draw:layer="layout" svg:width="24.6cm" svg:height="0.988cm" svg:x="1.748cm" svg:y="4.82cm">
          <draw:text-box>
            <text:p><text:span text:style-name="T8">queue <text:s text:c="5"/>: <text:s/>Pointer that contains address of structure variable (queue_t) </text:span></text:p>
          </draw:text-box>
        </draw:frame>
        <draw:frame draw:style-name="gr54" draw:text-style-name="P11" xml:id="id64" draw:id="id64" draw:layer="layout" svg:width="22.977cm" svg:height="0.988cm" svg:x="1.823cm" svg:y="5.924cm">
          <draw:text-box>
            <text:p><text:span text:style-name="T8">element <text:s/>: <text:s/>Pointer that contains address of integer variable</text:span></text:p>
          </draw:text-box>
        </draw:frame>
        <draw:frame draw:style-name="gr16" draw:text-style-name="P16" xml:id="id62" draw:id="id62" draw:layer="layout" svg:width="7.857cm" svg:height="1.199cm" svg:x="1.548cm" svg:y="3.62cm">
          <draw:text-box>
            <text:p><text:span text:style-name="T12">Input Specification:</text:span></text:p>
          </draw:text-box>
        </draw:frame>
        <draw:frame draw:style-name="gr17" draw:text-style-name="P16" xml:id="id65" draw:id="id65" draw:layer="layout" svg:width="9.457cm" svg:height="1.145cm" svg:x="1.548cm" svg:y="7.62cm">
          <draw:text-box>
            <text:p><text:span text:style-name="T12">Output Specification:</text:span></text:p>
          </draw:text-box>
        </draw:frame>
        <draw:frame draw:style-name="gr18" draw:text-style-name="P17" xml:id="id66" draw:id="id66" draw:layer="layout" svg:width="9.6cm" svg:height="0.962cm" svg:x="1.991cm" svg:y="8.858cm">
          <draw:text-box>
            <text:p>Status : <text:s/>e_true / e_false</text:p>
          </draw:text-box>
        </draw:frame>
        <draw:frame presentation:style-name="pr5" draw:text-style-name="P14" draw:layer="layout" svg:width="25.451cm" svg:height="2.597cm" svg:x="0.513cm" svg:y="0.208cm" presentation:class="title" presentation:user-transformed="true">
          <draw:text-box>
            <text:p xml:id="id61" text:id="id61"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0;width" smil:keyTimes="0;1"/>
                  <anim:animate smil:dur="0.5s" smil:fill="hold" smil:targetElement="id6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62" smil:attributeName="visibility" smil:to="visible"/>
                  <anim:transitionFilter smil:dur="1s" smil:targetElement="id6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63" smil:attributeName="visibility" smil:to="visible"/>
                  <anim:transitionFilter smil:dur="1s" smil:targetElement="id63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4" smil:attributeName="visibility" smil:to="visible"/>
                  <anim:transitionFilter smil:dur="1s" smil:targetElement="id6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65" smil:attributeName="visibility" smil:to="visible"/>
                  <anim:transitionFilter smil:dur="1s" smil:targetElement="id65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6" smil:attributeName="visibility" smil:to="visible"/>
                  <anim:transitionFilter smil:dur="1s" smil:targetElement="id66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 xml:id="id67" draw:id="id67"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 xml:id="id68" draw:id="id68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 xml:id="id69" draw:id="id69"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xml:id="id70" draw:id="id70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xml:id="id71" draw:id="id71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xml:id="id72" draw:id="id7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xml:id="id73" draw:id="id73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xml:id="id74" draw:id="id74" draw:layer="layout" svg:width="1.044cm" svg:height="0.747cm" svg:x="20.445cm" svg:y="9.001cm">
          <draw:text-box>
            <text:p><text:span text:style-name="T14">40</text:span></text:p>
          </draw:text-box>
        </draw:frame>
        <draw:g xml:id="id75" draw:id="id75"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 xml:id="id76" text:id="id76"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 xml:id="id77" text:id="id77"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 xml:id="id78" text:id="id78"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 xml:id="id79" text:id="id79"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76" anim:sub-item="text" smil:keySplines="0,0;0.2,0.5;0.8,0.5;1,0" smil:type="fade" smil:subtype="crossfade" smil:mode="out"/>
                  <anim:animateTransform smil:dur="0.25s" smil:fill="hold" smil:autoReverse="true" smil:targetElement="id76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77" anim:sub-item="text" smil:keySplines="0,0;0.2,0.5;0.8,0.5;1,0" smil:type="fade" smil:subtype="crossfade" smil:mode="out"/>
                  <anim:animateTransform smil:dur="0.25s" smil:fill="hold" smil:autoReverse="true" smil:targetElement="id77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78" anim:sub-item="text" smil:keySplines="0,0;0.2,0.5;0.8,0.5;1,0" smil:type="fade" smil:subtype="crossfade" smil:mode="out"/>
                  <anim:animateTransform smil:dur="0.25s" smil:fill="hold" smil:autoReverse="true" smil:targetElement="id78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79" anim:sub-item="text" smil:keySplines="0,0;0.2,0.5;0.8,0.5;1,0" smil:type="fade" smil:subtype="crossfade" smil:mode="out"/>
                  <anim:animateTransform smil:dur="0.25s" smil:fill="hold" smil:autoReverse="true" smil:targetElement="id7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custom-shape draw:style-name="gr55" draw:text-style-name="P18" xml:id="id80" draw:id="id80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 xml:id="id81" draw:id="id81"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g>
          <draw:custom-shape draw:style-name="gr22" draw:text-style-name="P21" draw:layer="layout" svg:width="3.338cm" svg:height="1.176cm" svg:x="18.62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9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2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9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9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7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6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3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9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4cm" svg:y1="8.401cm" svg:x2="22.401cm" svg:y2="12.678cm">
            <text:p/>
          </draw:line>
          <draw:line draw:style-name="gr26" draw:text-style-name="P26" draw:layer="layout" svg:x1="19.669cm" svg:y1="10.429cm" svg:x2="25.067cm" svg:y2="10.429cm">
            <text:p/>
          </draw:line>
          <draw:custom-shape draw:style-name="gr27" draw:text-style-name="P27" draw:layer="layout" svg:width="2.995cm" svg:height="2.495cm" svg:x="20.889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8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3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1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9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6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3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3cm" svg:y="10.001cm">
            <draw:text-box>
              <text:p><text:span text:style-name="T17">rear =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7.9cm" svg:height="0.9cm" svg:x="0.7cm" svg:y="3.5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7.9cm" svg:height="0.9cm" svg:x="0.7cm" svg:y="3.5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7.2cm" svg:height="0.9cm" svg:x="0.6cm" svg:y="9.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 xml:id="id82" draw:id="id82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7.2cm" svg:height="0.9cm" svg:x="1.4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lash-bulb">
                  <anim:transitionFilter smil:dur="0.5s" smil:targetElement="id82" smil:keySplines="0,0;0.2,0.5;0.8,0.5;1,0" smil:type="fade" smil:subtype="crossfade" smil:mode="out"/>
                  <anim:animateTransform smil:dur="0.25s" smil:fill="hold" smil:autoReverse="true" smil:targetElement="id8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draw:layer="layout" svg:width="2cm" svg:height="0.6cm" svg:x="1cm" svg:y="12.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draw:layer="layout" svg:width="4.2cm" svg:height="0.814cm" svg:x="1.8cm" svg:y="12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83" draw:id="id83" draw:layer="layout" svg:width="7.2cm" svg:height="0.814cm" svg:x="0.7cm" svg:y="3.5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7" xml:id="id84" draw:id="id84" draw:layer="layout" svg:width="11.8cm" svg:height="0.814cm" svg:x="0.7cm" svg:y="4.98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22" draw:layer="layout" svg:width="1.044cm" svg:height="0.747cm" svg:x="23.502cm" svg:y="9.203cm">
          <draw:text-box>
            <text:p xml:id="id86" text:id="id86"><text:span text:style-name="T14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 xml:id="id85" text:id="id85"><text:span text:style-name="T15">element = 10</text:span></text:p>
          </draw:text-box>
        </draw:frame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86" anim:sub-item="text" smil:attributeName="color" smil:to="#cccccc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16.432cm" svg:height="0.814cm" svg:x="0.6cm" svg:y="5.78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34" xml:id="id87" draw:id="id87" draw:layer="layout" svg:width="2.128cm" svg:height="0.996cm" svg:x="24.907cm" svg:y="7.701cm">
          <text:p text:style-name="P33"><text:span text:style-name="T16">front=0</text:span></text:p>
          <draw:enhanced-geometry svg:viewBox="0 0 21600 21600" draw:mirror-horizontal="false" draw:mirror-vertical="false" draw:text-areas="800 800 20800 20800" draw:type="round-rectangular-callout" draw:modifiers="-7061.34335368718 24503.109327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><text:span text:style-name="T15">element = 10</text:span></text:p>
          </draw:text-box>
        </draw:frame>
        <draw:custom-shape draw:style-name="gr40" draw:text-style-name="P34" xml:id="id88" draw:id="id88" draw:layer="layout" svg:width="2.128cm" svg:height="0.996cm" svg:x="25.272cm" svg:y="12.8cm">
          <text:p text:style-name="P33"><text:span text:style-name="T16">front=1</text:span></text:p>
          <draw:enhanced-geometry svg:viewBox="0 0 21600 21600" draw:mirror-horizontal="false" draw:mirror-vertical="false" draw:text-areas="800 800 20800 20800" draw:type="round-rectangular-callout" draw:modifiers="1511.695631752 -11114.1424272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5.3cm" svg:height="0.814cm" svg:x="0.7cm" svg:y="6.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 xml:id="id89" draw:id="id89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><text:span text:style-name="T15">element = 10</text:span></text:p>
          </draw:text-box>
        </draw:frame>
        <draw:custom-shape draw:style-name="gr40" draw:text-style-name="P34" draw:layer="layout" svg:width="2.128cm" svg:height="0.996cm" svg:x="25.272cm" svg:y="12.8cm">
          <text:p text:style-name="P33"><text:span text:style-name="T16">front=1</text:span></text:p>
          <draw:enhanced-geometry svg:viewBox="0 0 21600 21600" draw:mirror-horizontal="false" draw:mirror-vertical="false" draw:text-areas="800 800 20800 20800" draw:type="round-rectangular-callout" draw:modifiers="1511.695631752 -11114.1424272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0" draw:id="id90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3</text:span></text:p>
            </draw:text-box>
          </draw:fram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5.3cm" svg:height="0.814cm" svg:x="0.7cm" svg:y="7.38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><text:span text:style-name="T15">element = 10</text:span></text:p>
          </draw:text-box>
        </draw:frame>
        <draw:custom-shape draw:style-name="gr40" draw:text-style-name="P34" draw:layer="layout" svg:width="2.128cm" svg:height="0.996cm" svg:x="25.272cm" svg:y="12.8cm">
          <text:p text:style-name="P33"><text:span text:style-name="T16">front=1</text:span></text:p>
          <draw:enhanced-geometry svg:viewBox="0 0 21600 21600" draw:mirror-horizontal="false" draw:mirror-vertical="false" draw:text-areas="800 800 20800 20800" draw:type="round-rectangular-callout" draw:modifiers="1511.695631752 -11114.1424272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3</text:span></text:p>
            </draw:text-box>
          </draw:frame>
        </draw:g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91" draw:id="id91" draw:layer="layout" svg:width="7.2cm" svg:height="0.814cm" svg:x="0.7cm" svg:y="3.5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7" xml:id="id92" draw:id="id92" draw:layer="layout" svg:width="11.8cm" svg:height="0.814cm" svg:x="0.7cm" svg:y="4.98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3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22" draw:layer="layout" svg:width="1.044cm" svg:height="0.747cm" svg:x="23.36cm" svg:y="11.403cm">
          <draw:text-box>
            <text:p xml:id="id94" text:id="id94"><text:span text:style-name="T14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 xml:id="id93" text:id="id93"><text:span text:style-name="T15">element = 20</text:span></text:p>
          </draw:text-box>
        </draw:frame>
        <draw:g>
          <draw:custom-shape draw:style-name="gr22" draw:text-style-name="P21" draw:layer="layout" svg:width="3.338cm" svg:height="1.176cm" svg:x="18.62cm" svg:y="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9cm" svg:y="2.601cm">
            <draw:text-box>
              <text:p><text:span text:style-name="T14"><text:s/></text:span><text:span text:style-name="T14">capacity = 4</text:span></text:p>
            </draw:text-box>
          </draw:frame>
        </draw:g>
        <draw:custom-shape draw:style-name="gr40" draw:text-style-name="P34" draw:layer="layout" svg:width="2.128cm" svg:height="0.996cm" svg:x="25.273cm" svg:y="12.802cm">
          <text:p text:style-name="P33"><text:span text:style-name="T16">front=1</text:span></text:p>
          <draw:enhanced-geometry svg:viewBox="0 0 21600 21600" draw:mirror-horizontal="false" draw:mirror-vertical="false" draw:text-areas="800 800 20800 20800" draw:type="round-rectangular-callout" draw:modifiers="1511.695631752 -11114.1424272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94" anim:sub-item="text" smil:attributeName="color" smil:to="#cccccc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16.432cm" svg:height="0.814cm" svg:x="0.6cm" svg:y="5.78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3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40" draw:layer="layout" svg:width="1.044cm" svg:height="0.747cm" svg:x="23.36cm" svg:y="11.403cm">
          <draw:text-box>
            <text:p><text:span text:style-name="T18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><text:span text:style-name="T15">element = 20</text:span></text:p>
          </draw:text-box>
        </draw:frame>
        <draw:custom-shape draw:style-name="gr40" draw:text-style-name="P34" xml:id="id95" draw:id="id95" draw:layer="layout" svg:width="2.128cm" svg:height="0.996cm" svg:x="25.272cm" svg:y="12.8cm">
          <text:p text:style-name="P33"><text:span text:style-name="T16">front=1</text:span></text:p>
          <draw:enhanced-geometry svg:viewBox="0 0 21600 21600" draw:mirror-horizontal="false" draw:mirror-vertical="false" draw:text-areas="800 800 20800 20800" draw:type="round-rectangular-callout" draw:modifiers="1511.695631752 -11114.1424272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4" xml:id="id96" draw:id="id96" draw:layer="layout" svg:width="2.128cm" svg:height="0.996cm" svg:x="17.8cm" svg:y="12.8cm">
          <text:p text:style-name="P33"><text:span text:style-name="T16">front=2</text:span></text:p>
          <draw:enhanced-geometry svg:viewBox="0 0 21600 21600" draw:mirror-horizontal="false" draw:mirror-vertical="false" draw:text-areas="800 800 20800 20800" draw:type="round-rectangular-callout" draw:modifiers="17856.2705495538 -9727.58274824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5.3cm" svg:height="0.814cm" svg:x="0.7cm" svg:y="6.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 xml:id="id97" draw:id="id97"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3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40" draw:layer="layout" svg:width="1.044cm" svg:height="0.747cm" svg:x="23.36cm" svg:y="11.403cm">
          <draw:text-box>
            <text:p><text:span text:style-name="T18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><text:span text:style-name="T15">element = 20</text:span></text:p>
          </draw:text-box>
        </draw:frame>
        <draw:g xml:id="id98" draw:id="id98">
          <draw:custom-shape draw:style-name="gr31" draw:text-style-name="P31" draw:layer="layout" svg:width="3.338cm" svg:height="1.176cm" svg:x="23.018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7cm" svg:y="2.6cm">
            <draw:text-box>
              <text:p><text:span text:style-name="T14"><text:s text:c="4"/></text:span><text:span text:style-name="T14">count = 2</text:span></text:p>
            </draw:text-box>
          </draw:frame>
        </draw:g>
        <draw:custom-shape draw:style-name="gr40" draw:text-style-name="P34" draw:layer="layout" svg:width="2.128cm" svg:height="0.996cm" svg:x="17.8cm" svg:y="12.802cm">
          <text:p text:style-name="P33"><text:span text:style-name="T16">front=2</text:span></text:p>
          <draw:enhanced-geometry svg:viewBox="0 0 21600 21600" draw:mirror-horizontal="false" draw:mirror-vertical="false" draw:text-areas="800 800 20800 20800" draw:type="round-rectangular-callout" draw:modifiers="17856.2705495538 -9727.58274824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5.3cm" svg:height="0.814cm" svg:x="0.7cm" svg:y="7.38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29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7"/>items[queue <text:s text:c="6"/>front ] </text:span></text:p>
              <text:p text:style-name="P37"><text:span text:style-name="T13">queue <text:s text:c="7"/>front = (queue <text:s text:c="6"/>front + 1 ) % (queue <text:s text:c="6"/>capacity )</text:span></text:p>
              <text:p text:style-name="P37"><text:span text:style-name="T13">--(queue <text:s text:c="6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cm" svg:x2="3.6cm" svg:y2="6.3cm">
            <text:p/>
          </draw:line>
          <draw:line draw:style-name="gr21" draw:text-style-name="P10" draw:layer="layout" svg:x1="7.4cm" svg:y1="6.3cm" svg:x2="8.4cm" svg:y2="6.3cm">
            <text:p/>
          </draw:line>
          <draw:line draw:style-name="gr21" draw:text-style-name="P10" draw:layer="layout" svg:x1="13.6cm" svg:y1="6.3cm" svg:x2="14.5cm" svg:y2="6.3cm">
            <text:p/>
          </draw:line>
          <draw:line draw:style-name="gr21" draw:text-style-name="P10" draw:layer="layout" svg:x1="5.3cm" svg:y1="5.5cm" svg:x2="6.3cm" svg:y2="5.5cm">
            <text:p/>
          </draw:line>
          <draw:line draw:style-name="gr21" draw:text-style-name="P10" draw:layer="layout" svg:x1="9.6cm" svg:y1="5.5cm" svg:x2="10.6cm" svg:y2="5.5cm">
            <text:p/>
          </draw:line>
          <draw:line draw:style-name="gr21" draw:text-style-name="P10" draw:layer="layout" svg:x1="3cm" svg:y1="7.1cm" svg:x2="4cm" svg:y2="7.1cm">
            <text:p/>
          </draw:line>
        </draw:g>
        <draw:frame presentation:style-name="pr5" draw:text-style-name="P14" draw:layer="layout" svg:width="25.451cm" svg:height="2.597cm" svg:x="0.532cm" svg:y="0.207cm" presentation:class="title" presentation:user-transformed="true">
          <draw:text-box>
            <text:p><text:span text:style-name="T9">Data Structure –Array Implementation </text:span><text:span text:style-name="T10"><text:line-break/></text:span><text:span text:style-name="T10">dequeue</text:span><text:span text:style-name="T11">(queue,element)</text:span></text:p>
          </draw:text-box>
        </draw:frame>
        <draw:g>
          <draw:custom-shape draw:style-name="gr22" draw:text-style-name="P21" draw:layer="layout" svg:width="3.338cm" svg:height="1.176cm" svg:x="18.6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18.448cm" svg:y="2.6cm">
            <draw:text-box>
              <text:p><text:span text:style-name="T14"><text:s/></text:span><text:span text:style-name="T14">capacity = 4</text:span></text:p>
            </draw:text-box>
          </draw:frame>
        </draw:g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4</text:span></text:p>
            </draw:text-box>
          </draw:frame>
        </draw:g>
        <draw:g>
          <draw:frame draw:style-name="gr24" draw:text-style-name="P24" draw:layer="layout" svg:width="2.707cm" svg:height="0.831cm" svg:x="24.538cm" svg:y="8.888cm">
            <draw:text-box>
              <text:p text:style-name="P23"><text:span text:style-name="T7">items[0]</text:span></text:p>
            </draw:text-box>
          </draw:frame>
          <draw:frame draw:style-name="gr24" draw:text-style-name="P24" draw:layer="layout" svg:width="2.819cm" svg:height="0.831cm" svg:x="24.426cm" svg:y="11.561cm">
            <draw:text-box>
              <text:p text:style-name="P23"><text:span text:style-name="T7">items[1]</text:span></text:p>
            </draw:text-box>
          </draw:frame>
          <draw:frame draw:style-name="gr24" draw:text-style-name="P24" draw:layer="layout" svg:width="2.686cm" svg:height="0.831cm" svg:x="17.759cm" svg:y="11.609cm">
            <draw:text-box>
              <text:p text:style-name="P23"><text:span text:style-name="T7">items[2]</text:span></text:p>
            </draw:text-box>
          </draw:frame>
          <draw:frame draw:style-name="gr24" draw:text-style-name="P24" draw:layer="layout" svg:width="2.843cm" svg:height="0.831cm" svg:x="17.602cm" svg:y="8.888cm">
            <draw:text-box>
              <text:p text:style-name="P23"><text:span text:style-name="T7">items[3]</text:span></text:p>
            </draw:text-box>
          </draw:frame>
          <draw:custom-shape draw:style-name="gr25" draw:text-style-name="P25" draw:layer="layout" svg:width="5.399cm" svg:height="4.277cm" svg:x="19.668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26" draw:layer="layout" svg:x1="22.443cm" svg:y1="8.401cm" svg:x2="22.4cm" svg:y2="12.678cm">
            <text:p/>
          </draw:line>
          <draw:line draw:style-name="gr26" draw:text-style-name="P26" draw:layer="layout" svg:x1="19.668cm" svg:y1="10.429cm" svg:x2="25.066cm" svg:y2="10.429cm">
            <text:p/>
          </draw:line>
          <draw:custom-shape draw:style-name="gr27" draw:text-style-name="P27" draw:layer="layout" svg:width="2.995cm" svg:height="2.495cm" svg:x="20.888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40" draw:layer="layout" svg:width="1.044cm" svg:height="0.747cm" svg:x="23.502cm" svg:y="9.203cm">
          <draw:text-box>
            <text:p><text:span text:style-name="T18">10</text:span></text:p>
          </draw:text-box>
        </draw:frame>
        <draw:frame draw:style-name="gr46" draw:text-style-name="P40" draw:layer="layout" svg:width="1.044cm" svg:height="0.747cm" svg:x="23.36cm" svg:y="11.403cm">
          <draw:text-box>
            <text:p><text:span text:style-name="T18">20</text:span></text:p>
          </draw:text-box>
        </draw:frame>
        <draw:frame draw:style-name="gr46" draw:text-style-name="P22" draw:layer="layout" svg:width="1.044cm" svg:height="0.747cm" svg:x="20.158cm" svg:y="11.201cm">
          <draw:text-box>
            <text:p><text:span text:style-name="T14">30</text:span></text:p>
          </draw:text-box>
        </draw:frame>
        <draw:frame draw:style-name="gr46" draw:text-style-name="P22" draw:layer="layout" svg:width="1.044cm" svg:height="0.747cm" svg:x="20.445cm" svg:y="9.001cm">
          <draw:text-box>
            <text:p><text:span text:style-name="T14">40</text:span></text:p>
          </draw:text-box>
        </draw:frame>
        <draw:g>
          <draw:custom-shape draw:style-name="gr51" draw:text-style-name="P35" draw:layer="layout" svg:width="1.9cm" svg:height="0.8cm" svg:x="17.402cm" svg:y="10.001cm">
            <text:p/>
            <draw:enhanced-geometry svg:viewBox="0 0 21600 21600" draw:mirror-horizontal="false" draw:mirror-vertical="false" draw:text-areas="800 800 20800 20800" draw:type="round-rectangular-callout" draw:modifiers="20213.7822198843 -13429.213483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3" draw:text-style-name="P36" draw:layer="layout" svg:width="2.123cm" svg:height="0.747cm" svg:x="17.302cm" svg:y="10.001cm">
            <draw:text-box>
              <text:p><text:span text:style-name="T17">rear =3</text:span></text:p>
            </draw:text-box>
          </draw:frame>
        </draw:g>
        <draw:custom-shape draw:style-name="gr34" draw:text-style-name="P18" draw:layer="layout" svg:width="12.4cm" svg:height="3.2cm" svg:x="0.8cm" svg:y="10.6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3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7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cm" svg:x2="4.8cm" svg:y2="11.3cm">
            <text:p/>
          </draw:line>
        </draw:g>
        <draw:frame draw:style-name="gr28" draw:text-style-name="P28" draw:layer="layout" svg:width="3.902cm" svg:height="0.831cm" svg:x="20.499cm" svg:y="5.77cm">
          <draw:text-box>
            <text:p><text:span text:style-name="T15">element = 20</text:span></text:p>
          </draw:text-box>
        </draw:frame>
        <draw:g>
          <draw:custom-shape draw:style-name="gr31" draw:text-style-name="P31" draw:layer="layout" svg:width="3.338cm" svg:height="1.176cm" svg:x="23.019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2" draw:layer="layout" svg:width="3.753cm" svg:height="0.876cm" svg:x="22.848cm" svg:y="2.6cm">
            <draw:text-box>
              <text:p><text:span text:style-name="T14"><text:s text:c="4"/></text:span><text:span text:style-name="T14">count = 2</text:span></text:p>
            </draw:text-box>
          </draw:frame>
        </draw:g>
        <draw:custom-shape draw:style-name="gr40" draw:text-style-name="P34" draw:layer="layout" svg:width="2.128cm" svg:height="0.996cm" svg:x="17.8cm" svg:y="12.802cm">
          <text:p text:style-name="P33"><text:span text:style-name="T16">front=2</text:span></text:p>
          <draw:enhanced-geometry svg:viewBox="0 0 21600 21600" draw:mirror-horizontal="false" draw:mirror-vertical="false" draw:text-areas="800 800 20800 20800" draw:type="round-rectangular-callout" draw:modifiers="17856.2705495538 -9727.58274824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28" draw:layer="layout" svg:width="6.496cm" svg:height="0.831cm" svg:x="12.704cm" svg:y="14cm">
          <draw:text-box>
            <text:p xml:id="id99" text:id="id99"><text:span text:style-name="T15">Time Complexity = O(1)</text:span></text:p>
          </draw:text-box>
        </draw:frame>
        <draw:custom-shape draw:style-name="gr55" draw:text-style-name="P18" draw:layer="layout" svg:width="16.6cm" svg:height="5.1cm" svg:x="0.532cm" svg:y="3.3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39" draw:layer="layout" svg:width="16.8cm" svg:height="5.311cm" svg:x="0.6cm" svg:y="3.531cm">
            <draw:text-box>
              <text:p text:style-name="P37"><text:span text:style-name="T13">if(is_queue_empty(queue))</text:span></text:p>
              <text:p text:style-name="P37"><text:span text:style-name="T13"><text:s text:c="3"/></text:span><text:span text:style-name="T13">return e_false</text:span></text:p>
              <text:p text:style-name="P38"><text:span text:style-name="T13">element = queue <text:s text:c="13"/>items[queue <text:s text:c="10"/>front ] </text:span></text:p>
              <text:p text:style-name="P37"><text:span text:style-name="T13">queue <text:s text:c="10"/>front = (queue <text:s text:c="12"/>front + 1 ) % (queue <text:s text:c="11"/>capacity )</text:span></text:p>
              <text:p text:style-name="P37"><text:span text:style-name="T13">--(queue <text:s text:c="10"/>count)</text:span></text:p>
              <text:p text:style-name="P37"><text:span text:style-name="T13">return e_true</text:span></text:p>
            </draw:text-box>
          </draw:frame>
          <draw:line draw:style-name="gr21" draw:text-style-name="P10" draw:layer="layout" svg:x1="2.6cm" svg:y1="6.302cm" svg:x2="3.6cm" svg:y2="6.302cm">
            <text:p/>
          </draw:line>
          <draw:line draw:style-name="gr21" draw:text-style-name="P10" draw:layer="layout" svg:x1="7.4cm" svg:y1="6.302cm" svg:x2="8.4cm" svg:y2="6.302cm">
            <text:p/>
          </draw:line>
          <draw:line draw:style-name="gr21" draw:text-style-name="P10" draw:layer="layout" svg:x1="13.6cm" svg:y1="6.302cm" svg:x2="14.5cm" svg:y2="6.302cm">
            <text:p/>
          </draw:line>
          <draw:line draw:style-name="gr21" draw:text-style-name="P10" draw:layer="layout" svg:x1="5.3cm" svg:y1="5.502cm" svg:x2="6.3cm" svg:y2="5.502cm">
            <text:p/>
          </draw:line>
          <draw:line draw:style-name="gr21" draw:text-style-name="P10" draw:layer="layout" svg:x1="9.6cm" svg:y1="5.502cm" svg:x2="10.6cm" svg:y2="5.502cm">
            <text:p/>
          </draw:line>
          <draw:line draw:style-name="gr21" draw:text-style-name="P10" draw:layer="layout" svg:x1="3cm" svg:y1="7.102cm" svg:x2="4cm" svg:y2="7.102cm">
            <text:p/>
          </draw:line>
        </draw:g>
        <draw:custom-shape draw:style-name="gr34" draw:text-style-name="P18" draw:layer="layout" svg:width="12.4cm" svg:height="3.2cm" svg:x="0.8cm" svg:y="10.601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32" draw:layer="layout" svg:width="11.6cm" svg:height="3.731cm" svg:x="0.8cm" svg:y="9.684cm">
            <draw:text-box>
              <text:p><text:span text:style-name="T13">is_queue_empty(queue)</text:span></text:p>
              <text:p><text:span text:style-name="T13"/></text:p>
              <text:p><text:span text:style-name="T13"><text:s text:c="3"/></text:span><text:span text:style-name="T13">if(queue <text:s text:c="11"/>count = 0 )</text:span></text:p>
              <text:p><text:span text:style-name="T13"><text:s text:c="5"/></text:span><text:span text:style-name="T13"><text:tab/></text:span><text:span text:style-name="T13">return e_true</text:span></text:p>
              <text:p><text:span text:style-name="T13"><text:s text:c="3"/></text:span><text:span text:style-name="T13">else</text:span></text:p>
              <text:p><text:span text:style-name="T13"><text:s text:c="7"/></text:span><text:span text:style-name="T13">return e_false</text:span></text:p>
            </draw:text-box>
          </draw:frame>
          <draw:line draw:style-name="gr21" draw:text-style-name="P10" draw:layer="layout" svg:x1="3.7cm" svg:y1="11.301cm" svg:x2="4.8cm" svg:y2="11.3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957cm" svg:x="0.9cm" svg:y="10.864cm" presentation:class="title" presentation:user-transformed="true">
          <draw:text-box>
            <text:p><text:span text:style-name="T3">Circular Queue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false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8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9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0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2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3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5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6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27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8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9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0" draw:text-style-name="MP5" draw:layer="backgroundobjects" svg:x1="5.828cm" svg:y1="-0.054cm" svg:x2="10.171cm" svg:y2="4.289cm">
            <text:p/>
          </draw:line>
          <draw:line presentation:style-name="Mpr31" draw:text-style-name="MP5" draw:layer="backgroundobjects" svg:x1="5.306cm" svg:y1="-0.053cm" svg:x2="10.288cm" svg:y2="4.929cm">
            <text:p/>
          </draw:line>
          <draw:line presentation:style-name="Mpr32" draw:text-style-name="MP5" draw:layer="backgroundobjects" svg:x1="4.506cm" svg:y1="-0.053cm" svg:x2="8.867cm" svg:y2="4.308cm">
            <text:p/>
          </draw:line>
          <draw:line presentation:style-name="Mpr33" draw:text-style-name="MP5" draw:layer="backgroundobjects" svg:x1="3.862cm" svg:y1="-0.053cm" svg:x2="8.844cm" svg:y2="4.929cm">
            <text:p/>
          </draw:line>
          <draw:line presentation:style-name="Mpr32" draw:text-style-name="MP5" draw:layer="backgroundobjects" svg:x1="-0.019cm" svg:y1="13.198cm" svg:x2="8.896cm" svg:y2="4.283cm">
            <text:p/>
          </draw:line>
          <draw:line presentation:style-name="Mpr34" draw:text-style-name="MP5" draw:layer="backgroundobjects" svg:x1="-0.028cm" svg:y1="13.884cm" svg:x2="8.853cm" svg:y2="5.003cm">
            <text:p/>
          </draw:line>
          <draw:line presentation:style-name="Mpr34" draw:text-style-name="MP5" draw:layer="backgroundobjects" svg:x1="0.011cm" svg:y1="14.384cm" svg:x2="10.144cm" svg:y2="4.251cm">
            <text:p/>
          </draw:line>
          <draw:line presentation:style-name="Mpr35" draw:text-style-name="MP5" draw:layer="backgroundobjects" svg:x1="0.357cm" svg:y1="15.801cm" svg:x2="10.207cm" svg:y2="5.951cm">
            <text:p/>
          </draw:line>
        </draw:g>
        <draw:g>
          <draw:line presentation:style-name="Mpr30" draw:text-style-name="MP5" draw:layer="backgroundobjects" svg:x1="14.928cm" svg:y1="-0.054cm" svg:x2="19.271cm" svg:y2="4.289cm">
            <text:p/>
          </draw:line>
          <draw:line presentation:style-name="Mpr31" draw:text-style-name="MP5" draw:layer="backgroundobjects" svg:x1="14.406cm" svg:y1="-0.053cm" svg:x2="19.388cm" svg:y2="4.929cm">
            <text:p/>
          </draw:line>
          <draw:line presentation:style-name="Mpr32" draw:text-style-name="MP5" draw:layer="backgroundobjects" svg:x1="13.606cm" svg:y1="-0.053cm" svg:x2="17.967cm" svg:y2="4.308cm">
            <text:p/>
          </draw:line>
          <draw:line presentation:style-name="Mpr33" draw:text-style-name="MP5" draw:layer="backgroundobjects" svg:x1="12.962cm" svg:y1="-0.053cm" svg:x2="17.944cm" svg:y2="4.929cm">
            <text:p/>
          </draw:line>
          <draw:line presentation:style-name="Mpr32" draw:text-style-name="MP5" draw:layer="backgroundobjects" svg:x1="6.418cm" svg:y1="15.861cm" svg:x2="17.996cm" svg:y2="4.283cm">
            <text:p/>
          </draw:line>
          <draw:line presentation:style-name="Mpr34" draw:text-style-name="MP5" draw:layer="backgroundobjects" svg:x1="7.14cm" svg:y1="15.816cm" svg:x2="17.953cm" svg:y2="5.003cm">
            <text:p/>
          </draw:line>
          <draw:line presentation:style-name="Mpr34" draw:text-style-name="MP5" draw:layer="backgroundobjects" svg:x1="7.737cm" svg:y1="15.758cm" svg:x2="19.244cm" svg:y2="4.251cm">
            <text:p/>
          </draw:line>
          <draw:line presentation:style-name="Mpr35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6" draw:text-style-name="MP8" draw:layer="backgroundobjects" svg:width="27.973cm" svg:height="0.2cm" svg:x="-0.06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15H24M13S</meta:editing-duration>
    <meta:editing-cycles>168</meta:editing-cycles>
    <meta:generator>LibreOffice/7.3.2.2$Windows_X86_64 LibreOffice_project/49f2b1bff42cfccbd8f788c8dc32c1c309559be0</meta:generator>
    <dc:title>Bright Blue</dc:title>
    <dc:date>2022-04-14T00:26:46.048000000</dc:date>
    <meta:document-statistic meta:object-count="2429"/>
    <meta:template xlink:type="simple" xlink:actuate="onRequest" xlink:title="Bright Blue" xlink:href="../R05_Flowchart.odp" meta:date="2020-04-08T20:36:48.497255069"/>
  </office:meta>
</office:document-meta>
</file>